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2000000820E7EC72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4" svg:font-family="Tahoma"/>
    <style:font-face style:name="Times New Roman1" svg:font-family="'Times New Roman', serif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055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2in"/>
          <style:tab-stop style:position="1.3264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5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0138in"/>
          <style:tab-stop style:position="1.3126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1.2571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Verdana" style:font-size-asian="10pt" style:font-name-complex="Verdana" style:font-size-complex="10pt"/>
    </style:style>
    <style:style style:name="P16" style:family="paragraph" style:parent-style-name="Standard">
      <style:paragraph-properties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1.2429in"/>
        </style:tab-stops>
      </style:paragraph-properties>
      <style:text-properties style:font-name="Times New Roman" fo:font-size="10pt" style:font-name-asian="OpenSymbol" style:font-size-asian="10pt" style:font-name-complex="OpenSymbol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2323dc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19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20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21" style:family="paragraph" style:parent-style-name="Text_20_body">
      <style:text-properties style:font-name="Times New Roman"/>
    </style:style>
    <style:style style:name="P22" style:family="paragraph" style:parent-style-name="Text_20_body">
      <style:paragraph-properties fo:text-align="center" style:justify-single-word="false"/>
      <style:text-properties style:font-name="Times New Roman"/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8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29" style:family="paragraph" style:parent-style-name="Standard">
      <style:paragraph-properties fo:margin-left="0.75in" fo:margin-right="0in" fo:text-indent="0in" style:auto-text-indent="false" style:text-autospace="none"/>
      <style:text-properties style:font-name="Times New Roman" fo:font-size="10pt" style:font-name-asian="Verdana" style:font-size-asian="10pt" style:font-name-complex="Verdana" style:font-size-complex="10pt"/>
    </style:style>
    <style:style style:name="P30" style:family="paragraph" style:parent-style-name="Standard">
      <style:paragraph-properties fo:margin-left="0.75in" fo:margin-right="0in" fo:text-align="justify" style:justify-single-word="false" fo:text-indent="0in" style:auto-text-indent="false"/>
    </style:style>
    <style:style style:name="P31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use-window-font-color="true" fo:font-size="10pt" style:font-size-asian="8.75pt" style:font-size-complex="10pt"/>
    </style:style>
    <style:style style:name="P32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fo:font-weight="normal" style:font-name-asian="Tahoma3" style:font-size-asian="8.75pt" style:font-weight-asian="normal" style:font-name-complex="Tahoma3" style:font-size-complex="10pt" style:font-weight-complex="normal"/>
    </style:style>
    <style:style style:name="P33" style:family="paragraph" style:parent-style-name="Default">
      <style:paragraph-properties fo:margin-left="0.75in" fo:margin-right="0in" fo:text-align="justify" style:justify-single-word="false" fo:text-indent="0in" style:auto-text-indent="fals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34" style:family="paragraph" style:parent-style-name="Standard">
      <style:paragraph-properties fo:margin-left="0.7291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5" style:family="paragraph" style:parent-style-name="Standard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6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7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38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39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0" style:family="paragraph" style:parent-style-name="Standard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1" style:family="paragraph" style:parent-style-name="Standard">
      <style:paragraph-properties fo:margin-left="0.2638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2" style:family="paragraph" style:parent-style-name="Default">
      <style:paragraph-properties fo:margin-left="0.2638in" fo:margin-right="0in" fo:text-align="justify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43" style:family="paragraph" style:parent-style-name="Default">
      <style:paragraph-properties style:text-autospace="none"/>
      <style:text-properties fo:color="#000000" style:text-line-through-style="none" style:font-name="Times New Roman" fo:font-size="10pt" style:text-underline-style="none" style:font-name-asian="Tahoma" style:font-size-asian="10pt" style:font-name-complex="Tahoma" style:font-size-complex="10pt"/>
    </style:style>
    <style:style style:name="P44" style:family="paragraph" style:parent-style-name="Default">
      <style:paragraph-properties style:text-autospace="none"/>
      <style:text-properties style:font-name="Times New Roman" fo:font-size="10pt" style:font-size-asian="10pt" style:font-size-complex="10pt"/>
    </style:style>
    <style:style style:name="P45" style:family="paragraph" style:parent-style-name="Standard" style:list-style-name="L3">
      <style:text-properties style:font-name="Times New Roman" fo:font-size="10pt" style:font-size-asian="10pt" style:font-size-complex="10pt"/>
    </style:style>
    <style:style style:name="P46" style:family="paragraph" style:parent-style-name="Standard" style:list-style-name="L4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47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8" style:family="paragraph" style:parent-style-name="Standard" style:list-style-name="L4">
      <style:paragraph-properties fo:text-align="justify" style:justify-single-word="false">
        <style:tab-stops>
          <style:tab-stop style:position="0.7429in"/>
        </style:tab-stops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49" style:family="paragraph" style:parent-style-name="Standard" style:list-style-name="L5">
      <style:paragraph-properties fo:text-align="justify" style:justify-single-word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0" style:family="paragraph" style:parent-style-name="Standard" style:list-style-name="L4">
      <style:paragraph-properties fo:text-align="justify" style:justify-single-word="false"/>
      <style:text-properties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51" style:family="paragraph" style:parent-style-name="Standard" style:list-style-name="L4">
      <style:paragraph-properties fo:text-align="justify" style:justify-single-word="false"/>
      <style:text-properties style:use-window-font-color="true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2" style:family="paragraph" style:parent-style-name="Standard" style:list-style-name="L4">
      <style:paragraph-properties fo:text-align="justify" style:justify-single-word="false"/>
      <style:text-properties fo:color="#8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3" style:family="paragraph" style:parent-style-name="Standard" style:list-style-name="L10">
      <style:paragraph-properties fo:text-align="justify" style:justify-single-word="false">
        <style:tab-stops/>
      </style:paragraph-properties>
      <style:text-properties fo:color="#000000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54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55" style:family="paragraph" style:parent-style-name="Standard" style:list-style-name="L11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56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57" style:family="paragraph" style:parent-style-name="Standard" style:list-style-name="L2">
      <style:paragraph-properties fo:margin-left="0.7398in" fo:margin-right="0in" fo:text-indent="0in" style:auto-text-indent="false"/>
      <style:text-properties fo:color="#000000" style:font-name="Times New Roman" fo:font-size="10pt" style:font-size-asian="10pt" style:font-size-complex="10pt"/>
    </style:style>
    <style:style style:name="P58" style:family="paragraph" style:parent-style-name="Standard" style:list-style-name="L6">
      <style:paragraph-properties fo:margin-left="0.7429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59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60" style:family="paragraph" style:parent-style-name="Standard">
      <style:paragraph-properties fo:margin-left="0.7291in" fo:margin-right="0in" fo:text-align="justify" style:justify-single-word="false" fo:text-indent="-0.7016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language-complex="ar" style:country-complex="SA" style:font-weight-complex="normal"/>
    </style:style>
    <style:style style:name="P61" style:family="paragraph" style:parent-style-name="Standard" style:list-style-name="L7">
      <style:paragraph-properties fo:margin-left="0.7291in" fo:margin-right="0in" fo:text-align="justify" style:justify-single-word="false" fo:text-indent="-0.7016in" style:auto-text-indent="false">
        <style:tab-stops/>
      </style:paragraph-properties>
    </style:style>
    <style:style style:name="P62" style:family="paragraph" style:parent-style-name="Standard">
      <style:paragraph-properties fo:margin-left="0.028in" fo:margin-right="0in" fo:text-align="justify" style:justify-single-word="false" fo:text-indent="0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63" style:family="paragraph" style:parent-style-name="Standard">
      <style:paragraph-properties fo:margin-left="0.028in" fo:margin-right="0in" fo:text-align="justify" style:justify-single-word="false" fo:text-indent="0.4654in" style:auto-text-indent="false">
        <style:tab-stops/>
      </style:paragraph-properties>
      <style:text-properties style:font-name="Times New Roman" fo:font-size="10pt" style:text-underline-style="none" fo:font-weight="normal" style:font-name-asian="Tahoma3" style:font-size-asian="10pt" style:font-weight-asian="normal" style:font-name-complex="Tahoma3" style:font-size-complex="10pt" style:font-weight-complex="normal"/>
    </style:style>
    <style:style style:name="P64" style:family="paragraph" style:parent-style-name="Standard" style:list-style-name="L8">
      <style:paragraph-properties fo:margin-left="0.2638in" fo:margin-right="0in" fo:text-align="justify" style:justify-single-word="false" fo:text-indent="-0.0209in" style:auto-text-indent="false">
        <style:tab-stops/>
      </style:paragraph-properties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5" style:family="paragraph" style:parent-style-name="Standard" style:list-style-name="L9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6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7" style:family="paragraph" style:parent-style-name="Standard" style:list-style-name="L12">
      <style:paragraph-properties fo:margin-left="0.7083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68" style:family="paragraph" style:parent-style-name="Standard" style:list-style-name="L10">
      <style:paragraph-properties fo:margin-left="0.7083in" fo:margin-right="0in" fo:text-align="justify" style:justify-single-word="false" fo:text-indent="0in" style:auto-text-indent="false"/>
      <style:text-properties fo:color="#000000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69" style:family="paragraph" style:parent-style-name="Default">
      <style:paragraph-properties style:text-autospace="none"/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P70" style:family="paragraph" style:parent-style-name="Default">
      <style:paragraph-properties style:text-autospace="none"/>
      <style:text-properties fo:color="#000000" style:text-line-through-style="none" style:font-name="Times New Roman" fo:font-size="10pt" style:text-underline-style="none" style:font-name-asian="Wingdings 2" style:font-size-asian="10pt" style:font-name-complex="Wingdings 2" style:font-size-complex="10pt"/>
    </style:style>
    <style:style style:name="P71" style:family="paragraph" style:parent-style-name="Default">
      <style:paragraph-properties fo:text-align="justify" style:justify-single-word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72" style:family="paragraph" style:parent-style-name="Default">
      <style:paragraph-properties fo:margin-left="0.5071in" fo:margin-right="0in" fo:text-indent="0in" style:auto-text-indent="false" style:text-autospace="none"/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P73" style:family="paragraph" style:parent-style-name="Default">
      <style:paragraph-properties fo:margin-left="0.5071in" fo:margin-right="0in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style:font-name-asian="Verdana1" style:font-size-asian="10pt" style:font-name-complex="Verdana1" style:font-size-complex="10pt"/>
    </style:style>
    <style:style style:name="P74" style:family="paragraph" style:parent-style-name="Default">
      <style:paragraph-properties fo:margin-left="0.2638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P75" style:family="paragraph" style:parent-style-name="Default">
      <style:paragraph-properties fo:margin-left="0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style:font-name-asian="Verdana1" style:font-size-asian="10pt" style:font-name-complex="Verdana1" style:font-size-complex="10pt"/>
    </style:style>
    <style:style style:name="P76" style:family="paragraph" style:parent-style-name="Standard" style:list-style-name="L13">
      <style:paragraph-properties fo:margin-left="0.7154in" fo:margin-right="0in" fo:text-align="justify" style:justify-single-word="false" fo:text-indent="0in" style:auto-text-indent="false"/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P77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8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solid" style:text-underline-width="auto" style:text-underline-color="font-color" fo:font-weight="normal" style:font-name-asian="Verdana1" style:font-size-asian="10pt" style:font-weight-asian="normal" style:font-name-complex="Verdana1" style:font-size-complex="10pt" style:font-weight-complex="normal"/>
    </style:style>
    <style:style style:name="P79" style:family="paragraph" style:parent-style-name="Standard" style:list-style-name="L11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80" style:family="paragraph" style:parent-style-name="Standard">
      <style:paragraph-properties fo:margin-left="0.7154in" fo:margin-right="0in" fo:text-align="justify" style:justify-single-word="false" fo:text-indent="0in" style:auto-text-indent="false" style:text-autospace="none"/>
      <style:text-properties fo:color="#000000" style:text-line-through-style="none" style:font-name="Times New Roman" fo:font-size="10pt" style:text-underline-style="none" fo:font-weight="normal" style:font-name-asian="Verdana1" style:font-size-asian="10pt" style:font-weight-asian="normal" style:font-name-complex="Verdana1" style:font-size-complex="10pt" style:font-weight-complex="normal"/>
    </style:style>
    <style:style style:name="P81" style:family="paragraph" style:parent-style-name="Text_20_body" style:list-style-name="WW8Num7"/>
    <style:style style:name="P82" style:family="paragraph" style:parent-style-name="Text_20_body" style:list-style-name="WW8Num7">
      <style:text-properties style:font-name="Times New Roman"/>
    </style:style>
    <style:style style:name="P83" style:family="paragraph" style:parent-style-name="Text_20_body" style:list-style-name="WW8Num7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P84" style:family="paragraph" style:parent-style-name="Text_20_body" style:list-style-name="WW8Num7"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85" style:family="paragraph" style:parent-style-name="Text_20_body" style:list-style-name="WW8Num7">
      <style:text-properties fo:color="#000000"/>
    </style:style>
    <style:style style:name="P86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fo:color="#000000" style:font-name="Times New Roman" fo:font-size="10pt" style:font-size-asian="10pt" style:font-size-complex="10pt"/>
    </style:style>
    <style:style style:name="P87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color="#000000" style:font-name="Times New Roman" fo:font-size="10pt" style:font-size-asian="10pt" style:font-size-complex="10pt"/>
    </style:style>
    <style:style style:name="P88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89" style:family="paragraph" style:parent-style-name="Heading_20_1">
      <style:text-properties style:font-name="Times New Roman"/>
    </style:style>
    <style:style style:name="P90" style:family="paragraph" style:parent-style-name="Heading_20_1">
      <style:paragraph-properties fo:margin-left="0in" fo:margin-right="0in" fo:text-indent="0in" style:auto-text-indent="false"/>
      <style:text-properties style:font-name="Times New Roman"/>
    </style:style>
    <style:style style:name="P91" style:family="paragraph" style:parent-style-name="Heading_20_2">
      <style:text-properties style:font-name="Times New Roman"/>
    </style:style>
    <style:style style:name="P92" style:family="paragraph" style:parent-style-name="Heading_20_2">
      <style:text-properties fo:color="#000000" style:font-name="Times New Roman"/>
    </style:style>
    <style:style style:name="P93" style:family="paragraph" style:parent-style-name="Heading_20_2">
      <style:paragraph-properties fo:margin-left="0in" fo:margin-right="0in" fo:text-indent="0in" style:auto-text-indent="false"/>
      <style:text-properties style:font-name="Times New Roman"/>
    </style:style>
    <style:style style:name="P94" style:family="paragraph" style:parent-style-name="Heading_20_2" style:list-style-name="L1">
      <style:paragraph-properties fo:margin-left="0in" fo:margin-right="0in" fo:text-indent="0in" style:auto-text-indent="false"/>
      <style:text-properties style:font-name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style:font-name-asian="Verdana" style:font-size-asian="10pt" style:font-name-complex="Verdana" style:font-size-complex="10pt"/>
    </style:style>
    <style:style style:name="T8" style:family="text">
      <style:text-properties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style:letter-kerning="true" style:font-name-asian="Times New Roman" style:font-size-asian="10pt" style:language-asian="zh" style:country-asian="CN" style:font-size-complex="10pt"/>
    </style:style>
    <style:style style:name="T11" style:family="text">
      <style:text-properties style:font-name="Times New Roman" fo:font-size="10pt" style:font-name-asian="Tahoma3" style:font-size-asian="10pt" style:font-name-complex="Tahoma3" style:font-size-complex="10pt"/>
    </style:style>
    <style:style style:name="T12" style:family="text">
      <style:text-properties fo:color="#2300dc" style:font-name="Times New Roman" fo:font-size="10pt" style:font-name-asian="Verdana" style:font-size-asian="10pt" style:font-name-complex="Verdana" style:font-size-complex="10pt"/>
    </style:style>
    <style:style style:name="T13" style:family="text">
      <style:text-properties fo:color="#0000ff" style:font-name="Times New Roman" fo:font-size="10pt" style:font-name-asian="Verdana" style:font-size-asian="10pt" style:font-name-complex="Verdana" style:font-size-complex="10pt"/>
    </style:style>
    <style:style style:name="T14" style:family="text">
      <style:text-properties style:use-window-font-color="true" style:font-name="Times New Roman" fo:font-size="10pt" style:font-name-asian="Verdana" style:font-size-asian="10pt" style:font-name-complex="Verdana" style:font-size-complex="10pt"/>
    </style:style>
    <style:style style:name="T15" style:family="text"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use-window-font-color="true" style:font-name-asian="Tahoma3" style:font-name-complex="Tahoma3"/>
    </style:style>
    <style:style style:name="T17" style:family="text">
      <style:text-properties style:use-window-font-color="true" fo:font-weight="normal" style:font-name-asian="Tahoma3" style:font-weight-asian="normal" style:font-name-complex="Tahoma3" style:font-weight-complex="normal"/>
    </style:style>
    <style:style style:name="T18" style:family="text">
      <style:text-properties style:use-window-font-color="true" fo:font-size="10pt" style:font-size-asian="8.75pt" style:font-size-complex="10pt"/>
    </style:style>
    <style:style style:name="T19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0" style:family="text">
      <style:text-properties style:use-window-font-color="true" style:font-name="Times New Roman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style:font-name="Times New Roman" fo:font-size="10pt" style:font-name-asian="Tahoma3" style:font-size-asian="10pt" style:font-name-complex="Tahoma3" style:font-size-complex="10pt"/>
    </style:style>
    <style:style style:name="T22" style:family="text">
      <style:text-properties fo:color="#000000" style:font-name="Times New Roman" fo:font-size="10pt" fo:font-style="italic" style:font-name-asian="Tahoma3" style:font-size-asian="10pt" style:font-style-asian="italic" style:font-name-complex="Tahoma3" style:font-size-complex="10pt" style:font-style-complex="italic"/>
    </style:style>
    <style:style style:name="T23" style:family="text">
      <style:text-properties fo:color="#000000" style:font-name="Times New Roman" fo:font-size="10pt" fo:font-weight="normal" style:font-name-asian="Tahoma3" style:font-size-asian="10pt" style:font-weight-asian="normal" style:font-name-complex="Tahoma3" style:font-size-complex="10pt" style:font-weight-complex="normal"/>
    </style:style>
    <style:style style:name="T24" style:family="text">
      <style:text-properties fo:color="#000000" style:text-line-through-style="none" style:text-underline-style="none" style:font-name-asian="Wingdings 2" style:font-name-complex="Wingdings 2"/>
    </style:style>
    <style:style style:name="T25" style:family="text">
      <style:text-properties fo:color="#000000" style:text-line-through-style="none" style:text-underline-style="none" style:font-name-asian="Verdana1" style:font-name-complex="Verdana1"/>
    </style:style>
    <style:style style:name="T26" style:family="text">
      <style:text-properties fo:color="#000000" style:text-line-through-style="none" style:text-underline-style="solid" style:text-underline-width="auto" style:text-underline-color="font-color" style:font-name-asian="Verdana1" style:font-name-complex="Verdana1"/>
    </style:style>
    <style:style style:name="T27" style:family="text">
      <style:text-properties fo:color="#000000" style:font-size-asian="8.75pt"/>
    </style:style>
    <style:style style:name="T28" style:family="text">
      <style:text-properties fo:color="#000000" style:language-complex="ar" style:country-complex="SA"/>
    </style:style>
    <style:style style:name="T29" style:family="text"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T30" style:family="text">
      <style:text-properties fo:color="#000000" style:font-name="Times New Roman" fo:font-size="10pt" style:font-size-asian="10pt" style:font-size-complex="10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style:font-name-asian="Tahoma3" style:font-weight-asian="normal" style:font-name-complex="Tahoma3" style:font-weight-complex="normal"/>
    </style:style>
    <style:style style:name="T33" style:family="text">
      <style:text-properties style:font-name-asian="OpenSymbol" style:font-name-complex="OpenSymbol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fo:font-weight="normal" style:font-name-asian="Tahoma3" style:font-weight-asian="normal" style:font-name-complex="Tahoma3" style:font-weight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language-complex="ar" style:country-complex="SA"/>
    </style:style>
    <style:style style:name="T38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Memória Virtual<text:line-break/>Caso de Uso: Cadastar Bem Patrimonial</text:p>
      <text:p text:style-name="P22"/>
      <text:h text:style-name="P89" text:outline-level="1">Breve Descrição</text:h>
      <text:p text:style-name="P21">Este caso de uso permite que um novo bem patrimonial seja cadastrado no sistema. Bens catalogados devem ser registrados no banco de dados do sistema e à eles <text:s/>associados os usuários que fizeram a catalogação. Também é possível associar o bem catalogado com outro já existente na base de dados.</text:p>
      <text:h text:style-name="P89" text:outline-level="1">Breve Descrição dos Atores</text:h>
      <text:h text:style-name="P92" text:outline-level="2" text:is-list-header="true"><text:span text:style-name="T31">Catalogador</text:span> – <text:span text:style-name="T31">Cadastra, Edita e Exclui Bens Patrimoniais do sistema</text:span></text:h>
      <text:h text:style-name="P89" text:outline-level="1">Pré-condições</text:h>
      <text:p text:style-name="P21">O usuário estar logado no sistema</text:p>
      <text:h text:style-name="P89" text:outline-level="1">Fluxo Básico de eventos</text:h>
      <text:list xml:id="list1114560060" text:style-name="WW8Num7">
        <text:list-item>
          <text:p text:style-name="P81"><text:span text:style-name="T4">O caso de uso começa quando o catalogador </text:span><text:span text:style-name="T6">seleciona a opção “Cadastrar Bem Patrimonial” e o sistema exibe uma tela com os seguintes campos <text:s/>e opções:</text:span></text:p>
          <text:p text:style-name="P84">- Informações Gerais do Bem Patrimonial</text:p>
          <text:p text:style-name="P84">- Autoria</text:p>
          <text:p text:style-name="P85"><text:span text:style-name="T7">-</text:span><text:span text:style-name="T7"> </text:span><text:span text:style-name="T7">Produção</text:span></text:p>
          <text:p text:style-name="P84">- Descrição</text:p>
          <text:p text:style-name="P83">- Audiovisual</text:p>
          <text:p text:style-name="P85"><text:span text:style-name="T7">- Diagnóstico e</text:span><text:span text:style-name="T7"> </text:span><text:span text:style-name="T7">Intervenção</text:span></text:p>
          <text:p text:style-name="P85"><text:span text:style-name="T7">-</text:span><text:span text:style-name="T11"> Condições de disponibilidade, uso e proteção</text:span></text:p>
          <text:p text:style-name="P83">- Histórico da Procedência</text:p>
          <text:p text:style-name="P83">- Assunto e Descritores</text:p>
          <text:p text:style-name="P83">- Fonte de Informação</text:p>
          <text:p text:style-name="P83">- Responsável pela Pesquisa</text:p>
          <text:p text:style-name="P81"><text:span text:style-name="T21">Estes Campos devem ser do tipo checkbox, de forma que o usuário possa escolher quais informações deseja cadastrar. Ao selecionar um campo, o sistema deve mostrar todos os campos editáveis relacionados. Pode ser que haja um menu secundário dentro de um campo, devendo funcionar da mesma forma. A descrição dos Campos acima, juntamente com seu conteúdo estão listadas na </text:span><text:span text:style-name="T22">Seção I</text:span><text:span text:style-name="T21"> deste documento.</text:span></text:p>
        </text:list-item>
        <text:list-item>
          <text:p text:style-name="P81"><text:span text:style-name="T4">Após preencher todos </text:span><text:span text:style-name="T10">os dados desejados, o usuário confirma a operação, selecionando a opção “Salvar”.</text:span></text:p>
        </text:list-item>
        <text:list-item>
          <text:p text:style-name="P81"><text:span text:style-name="T4">O Sistema valida o cadastramento e exibe mensagem </text:span><text:span text:style-name="T10">“Bem Patrimonial cadastrado com sucesso”;</text:span></text:p>
        </text:list-item>
        <text:list-item>
          <text:p text:style-name="P82">O caso de uso termina.</text:p>
        </text:list-item>
      </text:list>
      <text:h text:style-name="P89" text:outline-level="1"><text:soft-page-break/>Fluxos Alternativos</text:h>
      <text:h text:style-name="P93" text:outline-level="2" text:is-list-header="true">Fluxo Alternativo 1</text:h>
      <text:p text:style-name="P24"><text:span text:style-name="T5"><text:tab/></text:span><text:span text:style-name="T9">Se no </text:span><text:span text:style-name="T6">Fluxo Básico</text:span><text:span text:style-name="T9"> a qualquer momento o usuário selecionar a opção “Cancelar” o caso de uso termina.</text:span></text:p>
      <text:p text:style-name="P26"/>
      <text:list xml:id="list15345206311" text:style-name="L1">
        <text:list-item>
          <text:list>
            <text:list-header>
              <text:h text:style-name="P94" text:outline-level="2">Fluxo Alternativo 2</text:h>
            </text:list-header>
          </text:list>
        </text:list-item>
      </text:list>
      <text:p text:style-name="P23"><text:tab/><text:span text:style-name="T29">Se no passo 2 do Fluxo Básico o catalogador clica em "Salvar” sem ter preenchido </text:span><text:span text:style-name="Fonte_20_parág._20_padrão"><text:span text:style-name="T29">todos os campos obrigatórios</text:span></text:span><text:span text:style-name="Fonte_20_parág._20_padrão"><text:span text:style-name="T30">, então:</text:span></text:span></text:p>
      <text:p text:style-name="P86"><text:s/>1. <text:s/>O sistema exibe a mensagem:</text:p>
      <text:p text:style-name="P87">a. “O campo &lt;nome do campo&gt; não foi preenchido”;</text:p>
      <text:list xml:id="list1717336291" text:style-name="L2">
        <text:list-item>
          <text:p text:style-name="P56">O caso de uso retorna ao passo 1 do fluxo básico.</text:p>
          <text:p text:style-name="P57"/>
        </text:list-item>
      </text:list>
      <text:h text:style-name="P89" text:outline-level="1">Pós-condições</text:h>
      <text:list xml:id="list9314877401" text:style-name="L3">
        <text:list-item>
          <text:list>
            <text:list-item>
              <text:p text:style-name="P45">Fluxo Básico: Um novo bem patrimonial está cadastrado no banco de dados do sistema.</text:p>
            </text:list-item>
            <text:list-item>
              <text:p text:style-name="P45">Fluxo Alternativo 1: Não há mudanças no banco de dados do sistema.</text:p>
            </text:list-item>
            <text:list-item>
              <text:p text:style-name="P45">Fluxo Alternativo 2: O cadastro do bem patrimonial está pendente.</text:p>
            </text:list-item>
          </text:list>
        </text:list-item>
      </text:list>
      <text:h text:style-name="P91" text:outline-level="2" text:is-list-header="true"/>
      <text:h text:style-name="P90" text:outline-level="1" text:is-list-header="true">Seção I</text:h>
      <text:p text:style-name="P5"><text:span text:style-name="T16">E</text:span><text:span text:style-name="T17">sta seção contém atributos componentes do Padrão de Descrição da Informação </text:span><text:span text:style-name="T32">referente à estrutura da base de dados do Sistema Memória Virtual.</text:span></text:p>
      <text:p text:style-name="P6"/>
      <text:list xml:id="list17525869411" text:style-name="L4">
        <text:list-item>
          <text:p text:style-name="P47">Informações Gerais do Bem Patrimonial</text:p>
        </text:list-item>
      </text:list>
      <text:p text:style-name="P6"/>
      <text:p text:style-name="P7"><text:tab/>1.1<text:tab/>Disponibilização para acesso externo</text:p>
      <text:p text:style-name="P7"><text:tab/><text:tab/>Tipo checkbox – Sim – Não</text:p>
      <text:p text:style-name="P7"/>
      <text:list xml:id="list1286183222" text:continue-numbering="true" text:style-name="L4">
        <text:list-item>
          <text:list>
            <text:list-header>
              <text:p text:style-name="P47">1.2<text:tab/>Natureza do Bem Patrimonial</text:p>
              <text:list>
                <text:list-header>
                  <text:p text:style-name="P48">Tipo checkbox – Imaterial – Material</text:p>
                </text:list-header>
              </text:list>
            </text:list-header>
          </text:list>
        </text:list-item>
      </text:list>
      <text:p text:style-name="P7"/>
      <text:p text:style-name="P7"><text:tab/><text:tab/>1.2.1 Natureza do Bem Imaterial</text:p>
      <text:p text:style-name="P7"/>
      <text:p text:style-name="P8"><text:tab/><text:tab/> Celebrações, Práticas Sociais, Rituais e Atos Festivos</text:p>
      <text:p text:style-name="P9"><text:tab/><text:tab/>Conhecimentos e Práticas Relacionados ao Trabalho e à Natureza</text:p>
      <text:p text:style-name="P10"><text:tab/><text:tab/> Técnicas Artesanais Tradicionais</text:p>
      <text:p text:style-name="P10"><text:tab/><text:tab/> Tradições e Expressões orais</text:p>
      <text:p text:style-name="P11"><text:tab/></text:p>
      <text:p text:style-name="P11"><text:tab/>1.2.2 Natureza do Bem Material</text:p>
      <text:p text:style-name="P10"/>
      <text:p text:style-name="P14"><text:span text:style-name="T33"><text:tab/></text:span>Arqueologico</text:p>
      <text:p text:style-name="P15"><text:span text:style-name="T33"><text:tab/></text:span>Arquivístico</text:p>
      <text:p text:style-name="P15"><text:tab/>Audiovisual</text:p>
      <text:p text:style-name="P15"><text:span text:style-name="T33"><text:tab/></text:span><text:span text:style-name="T31">Bibliográfico</text:span></text:p>
      <text:p text:style-name="P12"><text:tab/>Edificado </text:p>
      <text:p text:style-name="P15"><text:span text:style-name="T33"><text:tab/></text:span>Móvel E Integrado</text:p>
      <text:p text:style-name="P17"><text:tab/>Paisagístico</text:p>
      <text:p text:style-name="P15"/>
      <text:list xml:id="list1124444127" text:continue-numbering="true" text:style-name="L4">
        <text:list-item>
          <text:list>
            <text:list-header>
              <text:p text:style-name="P47"><text:soft-page-break/>1.3<text:tab/>Tipo do Bem Patrimonial</text:p>
              <text:list>
                <text:list-item>
                  <text:list>
                    <text:list-header>
                      <text:p text:style-name="P47">Constituído por lista em ordem alfabética auto-completável, com as opções listadas na Natureza do Bem Patrimonial e opção e campo para “Outros”.</text:p>
                      <text:p text:style-name="P47"/>
                    </text:list-header>
                  </text:list>
                </text:list-item>
              </text:list>
              <text:p text:style-name="P47">1.4<text:tab/>Número de Registro</text:p>
              <text:list>
                <text:list-item>
                  <text:list>
                    <text:list-header>
                      <text:p text:style-name="P47">O sistema deverá gerar um número de registro com uma combinação de letras e números, conforme o tipo do Bem Patrimonial e à Instituição a que pertence.</text:p>
                      <text:p text:style-name="P47"/>
                    </text:list-header>
                  </text:list>
                </text:list-item>
              </text:list>
              <text:p text:style-name="P47">1.5<text:tab/>Título</text:p>
              <text:list>
                <text:list-item>
                  <text:list>
                    <text:list-header>
                      <text:p text:style-name="P47">- Campo Editável para o título</text:p>
                      <text:p text:style-name="P47">- Campo Tipo do título, como lista em ordem alfabética auto-completável com as seguintes opções:</text:p>
                      <text:list>
                        <text:list-header>
                          <text:p text:style-name="P50">Principal</text:p>
                        </text:list-header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13"><text:span text:style-name="T33"><text:tab/><text:tab/><text:tab/></text:span>Equivalente</text:p>
      <text:p text:style-name="P13"><text:span text:style-name="T33"><text:tab/><text:tab/><text:tab/></text:span>Atribuído</text:p>
      <text:p text:style-name="P13"><text:span text:style-name="T33"><text:tab/><text:tab/><text:tab/></text:span>Sub-titulo</text:p>
      <text:p text:style-name="P13"><text:span text:style-name="T33"><text:tab/><text:tab/><text:tab/></text:span>Titulo anterior</text:p>
      <text:p text:style-name="P13"><text:span text:style-name="T33"><text:tab/><text:tab/><text:tab/></text:span>Titulo posterior</text:p>
      <text:p text:style-name="P13"><text:span text:style-name="T33"><text:tab/><text:tab/><text:tab/></text:span>Titulo do suplemento</text:p>
      <text:p text:style-name="P16"><text:span text:style-name="T33"><text:tab/><text:tab/><text:tab/></text:span>Titulo correlato</text:p>
      <text:p text:style-name="P16"/>
      <text:p text:style-name="P16"><text:tab/><text:tab/>-Opção para adicionar novo título:</text:p>
      <text:p text:style-name="P29"><text:tab/><text:tab/>Ao selecionar essa opção, o sistema deve repetir os mesmos campos acimas, <text:tab/><text:tab/>para que seja cadastrado um novo título, pois pode ser mais de um.</text:p>
      <text:p text:style-name="P29"><text:tab/></text:p>
      <text:p text:style-name="P29"><text:tab/>-Opção “Complemento”: <text:span text:style-name="T32">Campo Editável;</text:span></text:p>
      <text:p text:style-name="P29"/>
      <text:list xml:id="list1446229487" text:continue-numbering="true" text:style-name="L4">
        <text:list-item>
          <text:list>
            <text:list-header>
              <text:p text:style-name="P51">1.6<text:tab/>Coleção, Fundo, Conjunto, Família/Espécie</text:p>
              <text:list text:continue-numbering="true">
                <text:list-header>
                  <text:p text:style-name="P51">-Campo para o nome da coleção à que pertence o item, conforme organização da instituição.</text:p>
                  <text:p text:style-name="P52"/>
                </text:list-header>
              </text:list>
              <text:p text:style-name="P47">1.7<text:tab/>Localização Física Específica</text:p>
              <text:list text:continue-numbering="true">
                <text:list-header>
                  <text:p text:style-name="P47">-Campo Editável para localização física do bem patrimonial no acervo</text:p>
                  <text:p text:style-name="P47"/>
                </text:list-header>
              </text:list>
              <text:p text:style-name="P47">1.8 <text:s/>Coordenadas Geográficas</text:p>
              <text:list text:continue-numbering="true">
                <text:list-header>
                  <text:p text:style-name="P47">-Latitude</text:p>
                  <text:list>
                    <text:list-header>
                      <text:p text:style-name="P47">Campo Editável</text:p>
                    </text:list-header>
                  </text:list>
                  <text:p text:style-name="P47">-Longitude</text:p>
                  <text:list text:continue-numbering="true">
                    <text:list-header>
                      <text:p text:style-name="P47">Campo Editável</text:p>
                    </text:list-header>
                  </text:list>
                </text:list-header>
              </text:list>
              <text:p text:style-name="P47"/>
            </text:list-header>
          </text:list>
        </text:list-item>
        <text:list-item>
          <text:p text:style-name="P47">Autoria</text:p>
        </text:list-item>
      </text:list>
      <text:p text:style-name="P6"/>
      <text:p text:style-name="P30"><text:tab/><text:span text:style-name="T3">Campo em ordem alfabética, auto</text:span><text:span text:style-name="T18">-completável,</text:span><text:span text:style-name="T3"> com a lista de autores já cadastrados conforme caso de uso de Cadastro de Autoria e </text:span><text:span text:style-name="T18">opção para cadastrar novo autor. Ao selecionar cadastrar novo autor, o usuário deve ser levado para o cadastro de autoria, porém, sem perder o cadastro do bem patrimonial.</text:span></text:p>
      <text:p text:style-name="P31"/>
      <text:p text:style-name="P31">-Tipo de Autoria</text:p>
      <text:p text:style-name="P31">Campo em ordem alfabética, auto-completável, com a lista a seguir:</text:p>
      <text:p>(pode-se escolher uma ou mais opções) </text:p>
      <text:p><text:tab/><text:tab/>Agência </text:p>
      <text:p><text:soft-page-break/><text:tab/><text:tab/>Autor </text:p>
      <text:p><text:tab/><text:tab/>Autor Institucional </text:p>
      <text:p><text:tab/><text:tab/>Co-autor </text:p>
      <text:p><text:tab/><text:tab/>Compilador </text:p>
      <text:p><text:tab/><text:tab/>Coordenador </text:p>
      <text:p><text:tab/><text:tab/>Diretor </text:p>
      <text:p><text:tab/><text:tab/>Editor </text:p>
      <text:p><text:tab/><text:tab/>Entidade produtora </text:p>
      <text:p><text:tab/><text:tab/>Entrevistador </text:p>
      <text:p><text:tab/><text:tab/>Estudio </text:p>
      <text:p><text:tab/><text:tab/>Fabricante </text:p>
      <text:p><text:tab/><text:tab/>Figurinista </text:p>
      <text:p><text:tab/><text:tab/>Fotografo </text:p>
      <text:p><text:tab/><text:tab/>Ilustrador </text:p>
      <text:p><text:tab/><text:tab/>Palestrante </text:p>
      <text:p><text:tab/><text:tab/>Prefaciador </text:p>
      <text:p><text:tab/><text:tab/>Organizador </text:p>
      <text:p><text:tab/><text:tab/>Tradutor </text:p>
      <text:p text:style-name="P32"/>
      <text:list xml:id="list7975416431" text:style-name="L5">
        <text:list-item>
          <text:list>
            <text:list-header>
              <text:p text:style-name="P49"/>
            </text:list-header>
          </text:list>
        </text:list-item>
      </text:list>
      <text:list xml:id="list1575507080" text:continue-list="list1446229487" text:style-name="L4">
        <text:list-item>
          <text:p text:style-name="P47">Produção</text:p>
        </text:list-item>
      </text:list>
      <text:p text:style-name="P6"/>
      <text:p text:style-name="P6"><text:tab/><text:span text:style-name="T27">Os itens abaixo devem ser do tipo campo editável, abrindo opção para escrita somente se selecionado.</text:span></text:p>
      <text:p text:style-name="P6"/>
      <text:list xml:id="list12698564641" text:style-name="L6">
        <text:list-item>
          <text:list>
            <text:list-item>
              <text:p text:style-name="P58">Local <text:tab/></text:p>
            </text:list-item>
            <text:list-item>
              <text:p text:style-name="P58">Ano</text:p>
            </text:list-item>
            <text:list-item>
              <text:p text:style-name="P58">Edição e/ou Reimpressão</text:p>
            </text:list-item>
            <text:list-item>
              <text:p text:style-name="P58">Outras Responsabilidades</text:p>
              <text:p text:style-name="P58"/>
            </text:list-item>
          </text:list>
        </text:list-item>
      </text:list>
      <text:list xml:id="list173563364" text:continue-list="list1575507080" text:style-name="L4">
        <text:list-item>
          <text:p text:style-name="P47">Descrição</text:p>
        </text:list-item>
      </text:list>
      <text:p text:style-name="P6"/>
      <text:p text:style-name="P36"><text:tab/>4.1<text:tab/>Características Físicas e Técnicas Executivas</text:p>
      <text:p text:style-name="P38"><text:tab/><text:tab/>Campo editável</text:p>
      <text:p text:style-name="P38"><text:tab/><text:tab/></text:p>
      <text:p text:style-name="P38"><text:tab/><text:tab/>4.1.1 Bens Arquitetonicos</text:p>
      <text:p text:style-name="P38"><text:tab/><text:tab/></text:p>
      <text:p text:style-name="P38"><text:tab/><text:tab/><text:span text:style-name="T36">Condição Topográfica</text:span></text:p>
      <text:p text:style-name="P38"><text:tab/><text:tab/><text:tab/>Lista auto-completável em ordem alfabética com as opções abaixo</text:p>
      <text:p text:style-name="P38"><text:tab/><text:tab/><text:tab/>Acidentada Suave</text:p>
      <text:p text:style-name="P38"><text:tab/><text:tab/><text:tab/>Acidentada Médio</text:p>
      <text:p text:style-name="P38"><text:tab/><text:tab/><text:tab/>Acidentada Abrubta</text:p>
      <text:p text:style-name="P38"><text:tab/><text:tab/><text:tab/>Plano</text:p>
      <text:p text:style-name="P38"><text:tab/><text:tab/></text:p>
      <text:p text:style-name="P38"><text:tab/><text:tab/><text:span text:style-name="T36">Uso</text:span></text:p>
      <text:p text:style-name="P36"><text:tab/><text:tab/><text:tab/>Lista auto-completável em ordem alfabética com as opções abaixo, e com campo editável para especificar, caso a opção seja ''Outras''.</text:p>
      <text:p text:style-name="P36"><text:tab/><text:tab/><text:tab/>Ferroviário</text:p>
      <text:p text:style-name="P36"><text:tab/><text:tab/><text:tab/>Habitacional</text:p>
      <text:p text:style-name="P36"><text:tab/><text:tab/><text:tab/>Produção</text:p>
      <text:p text:style-name="P36"><text:tab/><text:tab/><text:tab/>Religiosa</text:p>
      <text:p text:style-name="P36"><text:tab/><text:tab/><text:tab/>Outras</text:p>
      <text:p text:style-name="P36"><text:soft-page-break/></text:p>
      <text:p text:style-name="P36"><text:tab/><text:tab/><text:span text:style-name="T36">Pavimentos</text:span></text:p>
      <text:p text:style-name="P37"><text:tab/><text:tab/><text:tab/>Nº de ambientes</text:p>
      <text:p text:style-name="P37"><text:tab/><text:tab/><text:tab/><text:tab/>Campo editável</text:p>
      <text:p text:style-name="P37"/>
      <text:p text:style-name="P37"><text:tab/><text:tab/><text:tab/>Nº de pavimentos</text:p>
      <text:p text:style-name="P37"><text:tab/><text:tab/><text:tab/><text:tab/>Campo editável</text:p>
      <text:p text:style-name="P37"/>
      <text:p text:style-name="P37"><text:tab/><text:tab/><text:tab/><text:span text:style-name="T36">Alcova</text:span></text:p>
      <text:p text:style-name="P37"><text:tab/><text:tab/><text:tab/><text:tab/>Tipo Checkbox<text:tab/>Sim - <text:s/>Não</text:p>
      <text:p text:style-name="P37"/>
      <text:p text:style-name="P37"><text:tab/><text:tab/><text:tab/><text:span text:style-name="T36">Porão</text:span></text:p>
      <text:p text:style-name="P36"><text:tab/><text:tab/><text:tab/><text:tab/><text:span text:style-name="T34">Tipo Checkbox<text:tab/>Sim - <text:s/>Não</text:span></text:p>
      <text:p text:style-name="P37"/>
      <text:p text:style-name="P36"><text:span text:style-name="T34"><text:tab/><text:tab/><text:tab/></text:span><text:span text:style-name="T36">Sótão</text:span></text:p>
      <text:p text:style-name="P37"><text:tab/><text:tab/><text:tab/><text:tab/>Tipo Checkbox<text:tab/>Sim - <text:s/>Não</text:p>
      <text:p text:style-name="P37"/>
      <text:p text:style-name="P37"><text:tab/><text:tab/><text:tab/>Outros</text:p>
      <text:p text:style-name="P37"><text:tab/><text:tab/><text:tab/><text:tab/>Campo editável</text:p>
      <text:p text:style-name="P36"><text:tab/><text:tab/><text:tab/></text:p>
      <text:p text:style-name="P38"><text:tab/>4.1.2 <text:tab/>Bens Naturais</text:p>
      <text:p text:style-name="P38"/>
      <text:p text:style-name="P38"><text:tab/><text:tab/><text:span text:style-name="T36">Relevo</text:span></text:p>
      <text:p text:style-name="P38"><text:tab/><text:tab/>Lista auto-completável em ordem alfabética com as opções abaixo</text:p>
      <text:p text:style-name="P38"><text:tab/><text:tab/><text:tab/>Acidentada Suave</text:p>
      <text:p text:style-name="P38"><text:tab/><text:tab/><text:tab/>Acidentada Médio</text:p>
      <text:p text:style-name="P38"><text:tab/><text:tab/><text:tab/>Acidentada Abrubta</text:p>
      <text:p text:style-name="P38"><text:tab/><text:tab/><text:tab/>Plano</text:p>
      <text:p text:style-name="P38"/>
      <text:p text:style-name="P38"><text:tab/><text:tab/><text:span text:style-name="T36">Características do Meio Antrópico</text:span></text:p>
      <text:p text:style-name="P38"><text:tab/><text:tab/><text:tab/><text:span text:style-name="T34">Campo editável</text:span></text:p>
      <text:p text:style-name="P62"/>
      <text:p text:style-name="P38"><text:tab/><text:tab/><text:span text:style-name="T36">Características Ambientais</text:span></text:p>
      <text:p text:style-name="P38"><text:tab/><text:tab/><text:tab/><text:span text:style-name="T34">Campo editável</text:span></text:p>
      <text:p text:style-name="P62"/>
      <text:p text:style-name="P62"/>
      <text:p text:style-name="P62"><text:tab/>4.1.3<text:tab/>Bens Arqueológicos</text:p>
      <text:p text:style-name="P62"/>
      <text:p text:style-name="P38"><text:span text:style-name="T34"><text:tab/><text:tab/></text:span><text:span text:style-name="T36">Condição Topográfica</text:span></text:p>
      <text:p text:style-name="P62"><text:tab/><text:tab/>Lista auto-completável em ordem alfabética com as opções abaixo</text:p>
      <text:p text:style-name="P38"><text:tab/><text:tab/><text:tab/>Acidentada Suave</text:p>
      <text:p text:style-name="P38"><text:tab/><text:tab/><text:tab/>Acidentada Médio</text:p>
      <text:p text:style-name="P38"><text:tab/><text:tab/><text:tab/>Acidentada Abrubta</text:p>
      <text:p text:style-name="P62"><text:tab/><text:tab/><text:tab/>Plano</text:p>
      <text:p text:style-name="P36"/>
      <text:p text:style-name="P36"><text:tab/><text:tab/><text:span text:style-name="T36">Sítio da Paisagem</text:span></text:p>
      <text:p text:style-name="P36"><text:tab/><text:tab/><text:tab/><text:span text:style-name="T34">Campo editável</text:span></text:p>
      <text:p text:style-name="P37"/>
      <text:p text:style-name="P36"><text:tab/><text:tab/><text:span text:style-name="T36">Água Próxima</text:span></text:p>
      <text:p text:style-name="P37"><text:tab/><text:tab/><text:tab/>Campo editável</text:p>
      <text:p text:style-name="P36"/>
      <text:p text:style-name="P36"><text:tab/><text:tab/><text:span text:style-name="T36">Possui Vegetaçao</text:span></text:p>
      <text:p text:style-name="P37"><text:soft-page-break/><text:tab/><text:tab/><text:tab/>Campo editável</text:p>
      <text:p text:style-name="P36"/>
      <text:p text:style-name="P36"><text:tab/><text:tab/><text:span text:style-name="T36">Exposição</text:span></text:p>
      <text:p text:style-name="P36"><text:tab/><text:tab/>Lista auto-completável em ordem alfabética com as opções abaixo</text:p>
      <text:p text:style-name="P38"><text:tab/><text:tab/><text:tab/>Céu Aberto</text:p>
      <text:p text:style-name="P38"><text:tab/><text:tab/><text:tab/>Abrigada</text:p>
      <text:p text:style-name="P38"><text:tab/><text:tab/><text:tab/>Submersa</text:p>
      <text:p text:style-name="P36"><text:tab/><text:tab/><text:tab/>Soterrada</text:p>
      <text:p text:style-name="P36"/>
      <text:p text:style-name="P36"><text:tab/><text:tab/><text:span text:style-name="T36">Uso Atual</text:span></text:p>
      <text:p text:style-name="P36"><text:tab/><text:tab/><text:tab/><text:span text:style-name="T34">Campo editável</text:span></text:p>
      <text:p text:style-name="P37"/>
      <text:p text:style-name="P36"><text:tab/><text:tab/><text:span text:style-name="T36">Outros</text:span></text:p>
      <text:p text:style-name="P36"><text:tab/><text:tab/><text:tab/><text:span text:style-name="T34">Campo editável</text:span></text:p>
      <text:p text:style-name="P37"/>
      <text:p text:style-name="P36"><text:span text:style-name="T34"><text:tab/><text:tab/></text:span><text:span text:style-name="T36">Notas</text:span></text:p>
      <text:p text:style-name="P37"><text:tab/><text:tab/><text:tab/>Campo editável</text:p>
      <text:p text:style-name="P37"/>
      <text:p text:style-name="P62"><text:s text:c="4"/></text:p>
      <text:p text:style-name="P36"><text:s text:c="5"/>4.2 <text:s text:c="2"/>Dimensões e Quantificações</text:p>
      <text:p text:style-name="P36"><text:tab/>Campo editável</text:p>
      <text:p text:style-name="P36"/>
      <text:list xml:id="list11145600601" text:style-name="L7">
        <text:list-item>
          <text:list>
            <text:list-item>
              <text:list>
                <text:list-header>
                  <text:p text:style-name="P61"><text:s/>4.2.1 Medidas Gerais do Bem Arquitetônico</text:p>
                  <text:list>
                    <text:list-item>
                      <text:list>
                        <text:list-header>
                          <text:p text:style-name="P61"><text:span text:style-name="T8"><text:s/><text:tab/>T</text:span><text:span text:style-name="T23">ipo campo editável, abrindo opção para escrita somente se selecionado.</text:span>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36"><text:tab/><text:tab/></text:p>
      <text:p text:style-name="P36"><text:tab/><text:tab/>Área Total</text:p>
      <text:p text:style-name="P36"><text:tab/><text:tab/>Altura fachada frontal</text:p>
      <text:p text:style-name="P36"><text:tab/><text:tab/>Altura fachada posterior</text:p>
      <text:p text:style-name="P36"><text:tab/><text:tab/>Largura</text:p>
      <text:p text:style-name="P36"><text:tab/><text:tab/>Profundidade</text:p>
      <text:p text:style-name="P36"><text:tab/><text:tab/>Altura da Cumeeira</text:p>
      <text:p text:style-name="P36"><text:tab/><text:tab/>Altura Total</text:p>
      <text:p text:style-name="P36"><text:tab/><text:tab/>Pé direito térreo</text:p>
      <text:p text:style-name="P36"><text:tab/><text:tab/>Pé direito tipo</text:p>
      <text:p text:style-name="P36"/>
      <text:p text:style-name="P36"><text:tab/><text:span text:style-name="T37"> 4.2.2 Medidas Gerais do Bem Arqueológico</text:span></text:p>
      <text:p text:style-name="P36"><text:span text:style-name="T37"><text:tab/><text:tab/>T</text:span><text:span text:style-name="T28">ipo campo editável, abrindo opção para escrita somente se selecionado.</text:span></text:p>
      <text:p text:style-name="P60"><text:tab/><text:tab/></text:p>
      <text:p text:style-name="P60"><text:tab/><text:tab/>Área Total</text:p>
      <text:p text:style-name="P60"><text:tab/><text:tab/>Comprimento</text:p>
      <text:p text:style-name="P60"><text:tab/><text:tab/>Altura</text:p>
      <text:p text:style-name="P60"><text:tab/><text:tab/>Largura</text:p>
      <text:p text:style-name="P60"><text:tab/><text:tab/>Profundidade</text:p>
      <text:p text:style-name="P60"/>
      <text:p text:style-name="P60"><text:s text:c="4"/><text:tab/> <text:s/>4.3 <text:s/>Conteúdo</text:p>
      <text:p text:style-name="P60"><text:tab/><text:tab/>Campo editável</text:p>
      <text:p text:style-name="P60"/>
      <text:p text:style-name="P60"><text:s text:c="6"/><text:tab/> <text:s/>4.4 Meio de Acesso</text:p>
      <text:p text:style-name="P60"><text:tab/><text:tab/>Campo editável</text:p>
      <text:p text:style-name="P36"><text:tab/></text:p>
      <text:p text:style-name="P36"/>
      <text:p text:style-name="P62"><text:s/><text:tab/>5. AudioVisual</text:p>
      <text:p text:style-name="P62"><text:soft-page-break/></text:p>
      <text:p text:style-name="P62"><text:tab/>Campo para buscar uma imagem ou um vídeo para fazer upload</text:p>
      <text:p text:style-name="P63"><text:tab/>Deve ter opção ''Adicionar nova imagem/vídeo'', no caso em que se queira adicionar mais de uma <text:tab/>imagem.</text:p>
      <text:p text:style-name="P63"/>
      <text:p text:style-name="P63"/>
      <text:p text:style-name="P63">Título</text:p>
      <text:p text:style-name="P63"><text:tab/><text:tab/>Campo editável</text:p>
      <text:p text:style-name="P63"/>
      <text:p text:style-name="P63">Tipo</text:p>
      <text:p text:style-name="P63"><text:tab/><text:tab/>Lista auto-completável em ordem alfabética com as opções abaixo</text:p>
      <text:p text:style-name="P63"><text:tab/><text:tab/>Imagem</text:p>
      <text:p text:style-name="P63"><text:tab/><text:tab/>Som</text:p>
      <text:p text:style-name="P63"><text:tab/><text:tab/>Vídeo</text:p>
      <text:p text:style-name="P63"/>
      <text:p text:style-name="P63">Descrição</text:p>
      <text:p text:style-name="P39"><text:span text:style-name="T34"><text:tab/><text:tab/>Campo editável</text:span> <text:s text:c="2"/></text:p>
      <text:p text:style-name="P34"/>
      <text:p text:style-name="P34"/>
      <text:list xml:id="list750003005" text:style-name="L8">
        <text:list-item>
          <text:list>
            <text:list-header>
              <text:p text:style-name="P64">6. Diagnóstico e Intervenção</text:p>
            </text:list-header>
          </text:list>
        </text:list-item>
      </text:list>
      <text:p text:style-name="P40"/>
      <text:p text:style-name="P40"><text:tab/><text:tab/>6.1 Estado de Conservação e Preservação</text:p>
      <text:p text:style-name="P40"><text:tab/><text:tab/><text:tab/><text:tab/>Campo Editável</text:p>
      <text:p text:style-name="P40"><text:tab/><text:tab/></text:p>
      <text:p text:style-name="P40"><text:tab/><text:tab/><text:tab/><text:span text:style-name="T36">Estado de Preservação</text:span></text:p>
      <text:p text:style-name="P40"><text:tab/><text:tab/><text:tab/><text:tab/><text:span text:style-name="T34">Lista auto-completável em ordem alfabética com as opções abaixo</text:span></text:p>
      <text:p text:style-name="P40"><text:tab/><text:tab/><text:tab/><text:tab/>íntegro</text:p>
      <text:p text:style-name="P40"><text:tab/><text:tab/><text:tab/><text:tab/>pouco alterado</text:p>
      <text:p text:style-name="P40"><text:tab/><text:tab/><text:tab/><text:tab/>muito alterado</text:p>
      <text:p text:style-name="P40"><text:tab/><text:tab/><text:tab/><text:tab/>descaracterizado</text:p>
      <text:p text:style-name="P40"/>
      <text:p text:style-name="P40"><text:tab/><text:tab/><text:tab/><text:span text:style-name="T36">Estado de Conservação</text:span></text:p>
      <text:p text:style-name="P40"><text:tab/><text:tab/><text:tab/><text:tab/><text:span text:style-name="T34">Lista auto-completável em ordem alfabética com as opções abaixo</text:span></text:p>
      <text:p text:style-name="P40"><text:tab/><text:tab/><text:tab/><text:tab/>bom</text:p>
      <text:p text:style-name="P40"><text:tab/><text:tab/><text:tab/><text:tab/>precário</text:p>
      <text:p text:style-name="P40"><text:tab/><text:tab/><text:tab/><text:tab/>em arruinamento</text:p>
      <text:p text:style-name="P40"><text:tab/><text:tab/><text:tab/><text:tab/>arruinado</text:p>
      <text:p text:style-name="P40"/>
      <text:p text:style-name="P40"><text:tab/><text:tab/>6.2 Notas Estado de Conservação</text:p>
      <text:p text:style-name="P40"><text:tab/><text:tab/><text:tab/><text:tab/>Campo editável</text:p>
      <text:p text:style-name="P40"/>
      <text:p text:style-name="P40"><text:tab/><text:tab/>6.3 Intervenção no bem</text:p>
      <text:p text:style-name="P40"><text:tab/><text:tab/><text:tab/>Tipo checkbox<text:tab/>Sim – Não</text:p>
      <text:p text:style-name="P40"><text:tab/><text:tab/><text:tab/>Somente se o usuário escolher sim, os campos abaixo devem ser liberados para edição</text:p>
      <text:p text:style-name="P6"/>
      <text:p text:style-name="P6"><text:tab/><text:tab/><text:tab/><text:tab/></text:p>
      <text:list xml:id="list1019855160" text:style-name="L9">
        <text:list-item>
          <text:list>
            <text:list-header>
              <text:p text:style-name="P65"><text:s text:c="5"/><text:tab/>Data da intervenção</text:p>
              <text:list>
                <text:list-item>
                  <text:list>
                    <text:list-header>
                      <text:p text:style-name="P65"><text:s/><text:tab/><text:tab/>Campo editável</text:p>
                      <text:p text:style-name="P65"><text:s/><text:tab/>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5"><text:s/><text:tab/>Responsável pela Intervenção</text:p>
                                  <text:list>
                                    <text:list-item>
                                      <text:list>
                                        <text:list-header>
                                          <text:p text:style-name="P65"><text:s/><text:tab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header>
          </text:list>
        </text:list-item>
      </text:list>
      <text:p text:style-name="P35"/>
      <text:p text:style-name="P35"><text:soft-page-break/><text:tab/>Descrição</text:p>
      <text:p text:style-name="P35"><text:tab/><text:tab/>Campo editável</text:p>
      <text:p text:style-name="P35"><text:tab/></text:p>
      <text:p text:style-name="P35"><text:tab/>Opção para adicionar outra intervenção, caso haja mais de uma.</text:p>
      <text:p text:style-name="P35"/>
      <text:p text:style-name="P41">7. Condições de disponibilidade, uso e proteção</text:p>
      <text:p text:style-name="P6"/>
      <text:list xml:id="list647818567" text:style-name="L10">
        <text:list-item>
          <text:list>
            <text:list-header>
              <text:p text:style-name="P68">Disponibilidade:</text:p>
              <text:list>
                <text:list-header>
                  <text:p text:style-name="P53">Lista auto-completável em ordem alfabética com as opções abaixo</text:p>
                </text:list-header>
              </text:list>
            </text:list-header>
          </text:list>
        </text:list-item>
      </text:list>
      <text:p><text:span text:style-name="T24"><text:tab/><text:tab/></text:span><text:span text:style-name="T25">Acervo (Estante, Reserva Técnica, etc); </text:span></text:p>
      <text:p><text:span text:style-name="T24"><text:tab/><text:tab/></text:span><text:span text:style-name="T25">Evento (Exposição, Feira, etc); </text:span></text:p>
      <text:p><text:span text:style-name="T24"><text:tab/><text:tab/></text:span><text:span text:style-name="T25">Exposição Permanente </text:span></text:p>
      <text:p><text:span text:style-name="T24"><text:tab/><text:tab/></text:span><text:span text:style-name="T25">Empréstimo </text:span></text:p>
      <text:p><text:span text:style-name="T24"><text:tab/><text:tab/></text:span><text:span text:style-name="T25">Restauro (Encadernação, Pequenos Consertos, etc). </text:span></text:p>
      <text:p><text:span text:style-name="T24"><text:tab/><text:tab/></text:span><text:span text:style-name="T25">Baixa do Patrimônio </text:span></text:p>
      <text:p><text:tab/></text:p>
      <text:p><text:tab/> Se opção no campo Disponibilidade for ''Acervo'', liberar essa opção para preenchimento</text:p>
      <text:p><text:span text:style-name="T25"><text:tab/></text:span><text:span text:style-name="T26">Condições de Acesso: </text:span></text:p>
      <text:p><text:tab/>Tipo Checkbox<text:tab/></text:p>
      <text:p><text:span text:style-name="T24"><text:tab/><text:tab/></text:span><text:span text:style-name="T25">Livre </text:span></text:p>
      <text:p><text:span text:style-name="T25"><text:tab/> <text:s/></text:span><text:span text:style-name="T24"><text:tab/></text:span><text:span text:style-name="T25">Sob Consulta </text:span></text:p>
      <text:p/>
      <text:p>Se opção no campo Disponibilidade for diferente de “Acervo” e “Baixa do Patrimônio”, liberar essa opção para preenchimento</text:p>
      <text:p>Data de Retorno: </text:p>
      <text:p><text:tab/>Campo editável</text:p>
      <text:p><text:tab/></text:p>
      <text:p><text:span text:style-name="T25"><text:tab/></text:span><text:span text:style-name="T26">Condições de Reprodução: </text:span></text:p>
      <text:p><text:tab/>Tipo Checkbox<text:tab/></text:p>
      <text:p><text:span text:style-name="T24"><text:tab/><text:tab/></text:span><text:span text:style-name="T25">Não</text:span></text:p>
      <text:p><text:span text:style-name="T25"><text:tab/> <text:s/></text:span><text:span text:style-name="T24"><text:tab/></text:span><text:span text:style-name="T25">Sob Consulta </text:span></text:p>
      <text:p><text:tab/></text:p>
      <text:p><text:tab/>Notas sobre Uso e Aproveitamento</text:p>
      <text:p><text:tab/><text:tab/>Campo editável</text:p>
      <text:p/>
      <text:p><text:span text:style-name="T25"><text:tab/></text:span><text:span text:style-name="T26">Proteção: </text:span></text:p>
      <text:p><text:tab/>Tipo Checkbox<text:tab/></text:p>
      <text:p><text:tab/><text:tab/>Sim</text:p>
      <text:p><text:span text:style-name="T24"><text:tab/><text:tab/></text:span><text:span text:style-name="T25">Não</text:span></text:p>
      <text:p><text:span text:style-name="T25"><text:tab/> <text:s/></text:span><text:span text:style-name="T24"><text:tab/></text:span><text:span text:style-name="T25">Em Processo</text:span></text:p>
      <text:p/>
      <text:p><text:tab/><text:tab/>Caso a opção seja ''Não'', não mostrar os campos abaixo</text:p>
      <text:p><text:span text:style-name="T25"><text:tab/><text:tab/></text:span><text:span text:style-name="T26">Instituição:</text:span></text:p>
      <text:p><text:tab/><text:tab/><text:tab/>Campo Editável</text:p>
      <text:p><text:tab/></text:p>
      <text:p><text:span text:style-name="T25"><text:tab/><text:tab/></text:span><text:span text:style-name="T26">Legislação/Número do Processo:</text:span></text:p>
      <text:p><text:tab/><text:tab/><text:tab/>Campo Editável</text:p>
      <text:p/>
      <text:list xml:id="list376680904" text:continue-numbering="true" text:style-name="L10">
        <text:list-item>
          <text:list>
            <text:list-header>
              <text:p text:style-name="P66"/>
            </text:list-header>
          </text:list>
        </text:list-item>
      </text:list>
      <text:list xml:id="list1828138474" text:continue-list="list173563364" text:style-name="L4">
        <text:list-header>
          <text:p text:style-name="P47">8. Histórico e Procedência</text:p>
        </text:list-header>
      </text:list>
      <text:p text:style-name="P6"/>
      <text:list xml:id="list1887662681" text:style-name="L11">
        <text:list-header>
          <text:p text:style-name="P54">Tipo de Aquisição:</text:p>
          <text:p text:style-name="P55"><text:soft-page-break/>Lista auto-completável em ordem alfabética com as opções abaixo</text:p>
          <text:list>
            <text:list-header>
              <text:p text:style-name="P55">Compra</text:p>
            </text:list-header>
          </text:list>
        </text:list-header>
      </text:list>
      <text:p><text:tab/><text:tab/>Permuta</text:p>
      <text:p><text:tab/><text:tab/>Doação Institucional</text:p>
      <text:p><text:tab/><text:tab/>Doação Pessoal</text:p>
      <text:p><text:tab/><text:tab/>Comodato</text:p>
      <text:p text:style-name="P27"/>
      <text:p text:style-name="P27"/>
      <text:list xml:id="list1932974755" text:continue-numbering="true" text:style-name="L11">
        <text:list-header>
          <text:p text:style-name="P77">Valor Venal da Época da Transação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79"><text:s/><text:tab/>Campo editável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80"/>
      <text:list xml:id="list976538205" text:continue-numbering="true" text:style-name="L11">
        <text:list-header>
          <text:p text:style-name="P77">Dados do Documento de Aquisição:</text:p>
        </text:list-header>
      </text:list>
      <text:p text:style-name="P80"><text:tab/>Campo editável</text:p>
      <text:p text:style-name="P80"/>
      <text:p text:style-name="P78">Primeiro Proprietário</text:p>
      <text:p text:style-name="P80"><text:tab/>Campo editável</text:p>
      <text:p text:style-name="P80"/>
      <text:p text:style-name="P78">Histórico</text:p>
      <text:p text:style-name="P80"><text:tab/>Campo editável</text:p>
      <text:p text:style-name="P80"/>
      <text:p text:style-name="P78">Instrimentos de Pesquisa</text:p>
      <text:p text:style-name="P80"><text:tab/>Campo editável</text:p>
      <text:p text:style-name="P28"/>
      <text:list xml:id="list1555573318" text:continue-list="list1828138474" text:style-name="L4">
        <text:list-item>
          <text:list>
            <text:list-header>
              <text:p text:style-name="P47"/>
            </text:list-header>
          </text:list>
          <text:p text:style-name="P47">9. Assuntos e Descritores</text:p>
          <text:p text:style-name="P47"/>
          <text:list text:continue-numbering="true">
            <text:list-header>
              <text:p text:style-name="P47">9.1<text:tab/>Descritor</text:p>
              <text:list>
                <text:list-header>
                  <text:p text:style-name="P47">Campo editável com a seguinte Descrição antes de ser preenchido</text:p>
                  <text:p text:style-name="P46"><text:span text:style-name="T32"><text:s/></text:span><text:span text:style-name="T35">Descrição: '' T</text:span><text:span text:style-name="T32">ermos controlados, retirados de um vocabulário pré-definido, que traduzem o conteúdo temático do bem patrimonial. Limite de 5 palavras chave''</text:span></text:p>
                  <text:p text:style-name="P47"/>
                  <text:p text:style-name="P47">Limitar até cinco palavra chave para cada bem patrimonial.</text:p>
                  <text:p text:style-name="P47"/>
                </text:list-header>
              </text:list>
              <text:p text:style-name="P47">9.2<text:tab/>Assunto</text:p>
              <text:list text:continue-numbering="true">
                <text:list-header>
                  <text:p text:style-name="P47">Campo editável com a seguinte Descrição antes de ser preenchido</text:p>
                  <text:p text:style-name="P47"><text:span text:style-name="T34">Descrição:</text:span> palavras-chave que traduzem o conteúdo temático do bem patrimonial </text:p>
                </text:list-header>
              </text:list>
              <text:p text:style-name="P47"/>
            </text:list-header>
          </text:list>
        </text:list-item>
      </text:list>
      <text:p text:style-name="P18"/>
      <text:list xml:id="list207400438" text:continue-numbering="true" text:style-name="L4">
        <text:list-header>
          <text:p text:style-name="P47">10. Fonte de Informação</text:p>
        </text:list-header>
      </text:list>
      <text:p text:style-name="P6"/>
      <text:p text:style-name="P6"><text:tab/><text:tab/>Campo editável com opção de abrir novos campos para mais de uma fonte.</text:p>
      <text:list xml:id="list1243537949" text:style-name="L12">
        <text:list-item>
          <text:list>
            <text:list-header>
              <text:p text:style-name="P67"/>
            </text:list-header>
          </text:list>
        </text:list-item>
      </text:list>
      <text:list xml:id="list1481612322" text:continue-list="list207400438" text:style-name="L4">
        <text:list-header>
          <text:p text:style-name="P47">11. Responsável pela Pesquisa</text:p>
        </text:list-header>
      </text:list>
      <text:p text:style-name="P6"/>
      <text:p text:style-name="P6"><text:tab/>Os Campos Abaixo são do tipo editáveis, com opção de adiconar mais de um responsável pela <text:tab/>pesquisa</text:p>
      <text:p text:style-name="P27"/>
      <text:list xml:id="list1221646031" text:style-name="L13">
        <text:list-item>
          <text:list>
            <text:list-header>
              <text:p text:style-name="P76">12.1<text:tab/>Nome</text:p>
              <text:p text:style-name="P76">12.2<text:tab/>Data</text:p>
              <text:p text:style-name="P76">12.3<text:tab/>Notas do Pesquisador</text:p>
            </text:list-header>
          </text:list>
        </text:list-item>
      </text:list>
      <text:p text:style-name="P27"/>
      <text:p text:style-name="P25"><text:tab/></text:p>
      <text:p text:style-name="P6"><text:soft-page-break/></text:p>
      <text:p text:style-name="P6"/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4" svg:font-family="Tahoma"/>
    <style:font-face style:name="Times New Roman1" svg:font-family="'Times New Roman', serif"/>
    <style:font-face style:name="Tahoma3" svg:font-family="Tahoma" style:font-family-generic="swiss"/>
    <style:font-face style:name="Tahoma" svg:font-family="Tahoma, Tahoma" style:font-family-generic="swiss"/>
    <style:font-face style:name="Verdana" svg:font-family="Verdana" style:font-family-generic="swiss"/>
    <style:font-face style:name="Verdana1" svg:font-family="Verdana, Verdana" style:font-family-generic="swiss"/>
    <style:font-face style:name="Wingdings 2" svg:font-family="'Wingdings 2', Wingding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Tahoma" fo:language="pt" fo:country="BR" style:font-name-asian="Tahoma" style:font-name-complex="Tahom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9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08/05/2012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2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10</text:page-number></text:span></text:span><text:span text:style-name="Page_20_Number"><text:span text:style-name="MT1"> de </text:span></text:span><text:span text:style-name="Page_20_Number"><text:span text:style-name="MT2"><text:page-count style:num-format="1">10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71</meta:editing-cycles>
    <meta:editing-duration>PT7H26M22S</meta:editing-duration>
    <meta:generator>LibreOffice/3.5$Linux_X86_64 LibreOffice_project/350m1$Build-2</meta:generator>
    <dc:date>2012-06-20T13:21:33</dc:date>
    <dc:creator>Thais </dc:creator>
    <meta:document-statistic meta:table-count="2" meta:image-count="1" meta:object-count="0" meta:page-count="10" meta:paragraph-count="334" meta:word-count="1468" meta:character-count="9463" meta:non-whitespace-character-count="8370"/>
  </office:meta>
</office:document-meta>
</file>